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bold" officeooo:rsid="0002bd8b" officeooo:paragraph-rsid="0002bd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language="en" fo:country="US" fo:font-weight="bold" officeooo:rsid="006ed0a0" officeooo:paragraph-rsid="006ed0a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officeooo:rsid="00734c3f" officeooo:paragraph-rsid="00734c3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bold" officeooo:rsid="007b4524" officeooo:paragraph-rsid="007b452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officeooo:rsid="007c2ed1" officeooo:paragraph-rsid="007c2ed1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language="en" fo:country="US" fo:font-weight="bold" officeooo:rsid="009b22d2" officeooo:paragraph-rsid="009b22d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02bd8b" officeooo:paragraph-rsid="0002bd8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6ed0a0" officeooo:paragraph-rsid="006ed0a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734c3f" officeooo:paragraph-rsid="00734c3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7b4524" officeooo:paragraph-rsid="007b452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7db69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ab5d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beb1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8ddd4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1812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26ce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95c0b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a0727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a3afa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a4848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a7280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066a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08ff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0f6e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a29d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bcf3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db6c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72947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8ab5d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1812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26ce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n" fo:country="US" fo:font-weight="normal" officeooo:rsid="00729474" officeooo:paragraph-rsid="0095c0bf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fo:language="en" fo:country="US" fo:font-weight="bold" officeooo:rsid="00764295" officeooo:paragraph-rsid="009e3f41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0pt" fo:language="en" fo:country="US" fo:font-weight="bold" officeooo:rsid="007c2ed1" officeooo:paragraph-rsid="007c2ed1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en" fo:country="US" fo:font-weight="normal" officeooo:rsid="00a0727f" officeooo:paragraph-rsid="00a0727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n" fo:country="US" fo:font-weight="normal" officeooo:rsid="00a0727f" officeooo:paragraph-rsid="00a7280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n" fo:country="US" fo:font-weight="normal" officeooo:rsid="0094842d" officeooo:paragraph-rsid="00a4848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en" fo:country="US" fo:font-weight="normal" officeooo:rsid="0094842d" officeooo:paragraph-rsid="00a7280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en" fo:country="US" fo:font-weight="normal" officeooo:rsid="00734c3f" officeooo:paragraph-rsid="00734c3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en" fo:country="US" fo:font-weight="normal" officeooo:rsid="00762c89" officeooo:paragraph-rsid="00762c8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en" fo:country="US" fo:font-weight="normal" officeooo:rsid="00d156f9" officeooo:paragraph-rsid="00d156f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en" fo:country="US" fo:font-weight="normal" officeooo:rsid="00d156f9" officeooo:paragraph-rsid="00db1044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a7280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en" fo:country="US" fo:font-weight="normal" officeooo:rsid="007db69e" officeooo:paragraph-rsid="00b08ffb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en" fo:country="US" fo:font-weight="bold" officeooo:rsid="00734c3f" officeooo:paragraph-rsid="00c24653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language="en" fo:country="US" fo:font-weight="bold" officeooo:rsid="00734c3f" officeooo:paragraph-rsid="00c6095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language="en" fo:country="US" fo:font-weight="bold" officeooo:rsid="00c7468d" officeooo:paragraph-rsid="00c7468d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language="en" fo:country="US" fo:font-weight="bold" officeooo:rsid="007b4524" officeooo:paragraph-rsid="007b4524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language="en" fo:country="US" fo:font-weight="bold" officeooo:rsid="00d156f9" officeooo:paragraph-rsid="00d156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50e6" style:font-weight-asian="bold" style:font-weight-complex="bold"/>
    </style:style>
    <style:style style:name="T3" style:family="text">
      <style:text-properties fo:font-weight="bold" officeooo:rsid="00a0727f" style:font-weight-asian="bold" style:font-weight-complex="bold"/>
    </style:style>
    <style:style style:name="T4" style:family="text">
      <style:text-properties officeooo:rsid="0072351a"/>
    </style:style>
    <style:style style:name="T5" style:family="text">
      <style:text-properties officeooo:rsid="007850e6"/>
    </style:style>
    <style:style style:name="T6" style:family="text">
      <style:text-properties officeooo:rsid="007db69e"/>
    </style:style>
    <style:style style:name="T7" style:family="text">
      <style:text-properties officeooo:rsid="007f57b4"/>
    </style:style>
    <style:style style:name="T8" style:family="text">
      <style:text-properties officeooo:rsid="0080e9e5"/>
    </style:style>
    <style:style style:name="T9" style:family="text">
      <style:text-properties officeooo:rsid="0082e029"/>
    </style:style>
    <style:style style:name="T10" style:family="text">
      <style:text-properties officeooo:rsid="008591d0"/>
    </style:style>
    <style:style style:name="T11" style:family="text">
      <style:text-properties officeooo:rsid="00909d61"/>
    </style:style>
    <style:style style:name="T12" style:family="text">
      <style:text-properties officeooo:rsid="0094842d"/>
    </style:style>
    <style:style style:name="T13" style:family="text">
      <style:text-properties officeooo:rsid="0095c0bf"/>
    </style:style>
    <style:style style:name="T14" style:family="text">
      <style:text-properties officeooo:rsid="009bf433"/>
    </style:style>
    <style:style style:name="T15" style:family="text">
      <style:text-properties officeooo:rsid="009e6bd0"/>
    </style:style>
    <style:style style:name="T16" style:family="text">
      <style:text-properties officeooo:rsid="00a0727f"/>
    </style:style>
    <style:style style:name="T17" style:family="text">
      <style:text-properties officeooo:rsid="00a21af7"/>
    </style:style>
    <style:style style:name="T18" style:family="text">
      <style:text-properties officeooo:rsid="00a3afaa"/>
    </style:style>
    <style:style style:name="T19" style:family="text">
      <style:text-properties officeooo:rsid="00a72809"/>
    </style:style>
    <style:style style:name="T20" style:family="text">
      <style:text-properties officeooo:rsid="00b56716"/>
    </style:style>
    <style:style style:name="T21" style:family="text">
      <style:text-properties officeooo:rsid="00bbcf3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c24653" style:font-weight-asian="normal" style:font-weight-complex="normal"/>
    </style:style>
    <style:style style:name="T24" style:family="text">
      <style:text-properties fo:font-weight="normal" officeooo:rsid="00c60958" style:font-weight-asian="normal" style:font-weight-complex="normal"/>
    </style:style>
    <style:style style:name="T25" style:family="text">
      <style:text-properties fo:font-weight="normal" officeooo:rsid="00c7468d" style:font-weight-asian="normal" style:font-weight-complex="normal"/>
    </style:style>
    <style:style style:name="T26" style:family="text">
      <style:text-properties fo:font-weight="normal" officeooo:rsid="00c94ad3" style:font-weight-asian="normal" style:font-weight-complex="normal"/>
    </style:style>
    <style:style style:name="T27" style:family="text">
      <style:text-properties fo:font-weight="normal" officeooo:rsid="00ca4a1e" style:font-weight-asian="normal" style:font-weight-complex="normal"/>
    </style:style>
    <style:style style:name="T28" style:family="text">
      <style:text-properties fo:font-weight="normal" officeooo:rsid="00cbedae" style:font-weight-asian="normal" style:font-weight-complex="normal"/>
    </style:style>
    <style:style style:name="T29" style:family="text">
      <style:text-properties fo:font-weight="normal" officeooo:rsid="00cd1106" style:font-weight-asian="normal" style:font-weight-complex="normal"/>
    </style:style>
    <style:style style:name="T30" style:family="text">
      <style:text-properties fo:font-weight="normal" officeooo:rsid="00cd38c6" style:font-weight-asian="normal" style:font-weight-complex="normal"/>
    </style:style>
    <style:style style:name="T31" style:family="text">
      <style:text-properties fo:font-weight="normal" officeooo:rsid="00cec5f1" style:font-weight-asian="normal" style:font-weight-complex="normal"/>
    </style:style>
    <style:style style:name="T32" style:family="text">
      <style:text-properties officeooo:rsid="00c24653"/>
    </style:style>
    <style:style style:name="T33" style:family="text">
      <style:text-properties officeooo:rsid="00d36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 memory to Gino And Xiomara.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SDFS Simple Distributed Filesystem</text:p>
      <text:p text:style-name="P35">(<text:span text:style-name="T15">API</text:span>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steban Chac<text:span text:style-name="T14">o</text:span>n Mart<text:span text:style-name="T14">í</text:span>n</text:p>
      <text:p text:style-name="P8"><text:a xlink:type="simple" xlink:href="mailto:n4b3ts3@gmail.com" text:style-name="Internet_20_link" text:visited-style-name="Visited_20_Internet_20_Link">n4b3ts3@gmail.com</text:a></text:p>
      <text:p text:style-name="P8"/>
      <text:p text:style-name="P8">Luis Miguel Arias Reinoso</text:p>
      <text:p text:style-name="P8"><text:a xlink:type="simple" xlink:href="mailto:lmdelbahia@gmail.com" text:style-name="Internet_20_link" text:visited-style-name="Visited_20_Internet_20_Link">lmdelbahia@gmail.com</text:a></text:p>
      <text:p text:style-name="P8"/>
      <text:p text:style-name="P8">Mario Javier Tamayo Marrero</text:p>
      <text:p text:style-name="P8">blinit10@gmail.com</text:p>
      <text:p text:style-name="P3"><text:soft-page-break/>FS Layer</text:p>
      <text:p text:style-name="P1"/>
      <text:p text:style-name="P2">Abstract</text:p>
      <text:p text:style-name="P2"/>
      <text:p text:style-name="P10">The <text:span text:style-name="T4">FS Layer provide services to actually access the file system and implement the features that upper layers export for client softwares.</text:span></text:p>
      <text:p text:style-name="P9"/>
      <text:p text:style-name="P5">DataTypes</text:p>
      <text:p text:style-name="P5"/>
      <text:p text:style-name="P11">typedef struct stat sdfs_stat</text:p>
      <text:p text:style-name="P11">typedef enum sdfs_clbkctrl sdfs_clbkctrl</text:p>
      <text:p text:style-name="P11">typedef struct lsdir_mtsafe lsdir_mtsafe</text:p>
      <text:p text:style-name="P11"/>
      <text:p text:style-name="P42"><text:span text:style-name="T1">sdfs_stat</text:span> represents the file or directory metadata. <text:span text:style-name="T5">It has the same members that </text:span><text:span text:style-name="T2">struct stat <text:tab/></text:span><text:span text:style-name="T5">structure has. It is documented in the libc documentation. </text:span></text:p>
      <text:p text:style-name="P42"/>
      <text:p text:style-name="P47">sdfs_clbkctrl <text:span text:style-name="T23">enumeration is used to specifies whether a callback should be continued or stopped <text:tab/>begin called. </text:span><text:span text:style-name="T25">This enumeration has the following enumerators:</text:span></text:p>
      <text:p text:style-name="P49"><text:span text:style-name="T22"><text:tab/><text:tab/></text:span></text:p>
      <text:p text:style-name="P49"><text:span text:style-name="T22"><text:tab/>SDFS_CLBKCTRL_STOP<text:tab/><text:tab/>This enumerator indicates that the callback should stop <text:tab/><text:tab/><text:tab/><text:tab/><text:tab/><text:tab/>from being called.</text:span></text:p>
      <text:p text:style-name="P49"><text:span text:style-name="T22"/></text:p>
      <text:p text:style-name="P49"><text:span text:style-name="T22"><text:tab/>SDFS_CLBKCTRL_CONT<text:tab/><text:tab/></text:span><text:span text:style-name="T26">This enumerator indicates that the callback should <text:tab/><text:tab/><text:tab/><text:tab/><text:tab/><text:tab/><text:tab/>continue begin called.</text:span></text:p>
      <text:p text:style-name="P47"><text:span text:style-name="T23"/></text:p>
      <text:p text:style-name="P48"><text:span text:style-name="T32">lsdir_mtsafe </text:span><text:span text:style-name="T24">structure contains the needed date to allow list directory function to be multi-thread <text:tab/>safe. </text:span><text:span text:style-name="T27">This structure has the following memebers.</text:span></text:p>
      <text:p text:style-name="P48"><text:span text:style-name="T24"/></text:p>
      <text:p text:style-name="P48"><text:span text:style-name="T24"><text:tab/>char canonpath[PATH_MAX]<text:tab/></text:span><text:span text:style-name="T28">The actual path being delivered to the callback is stored <text:tab/><text:tab/><text:tab/><text:tab/><text:tab/><text:tab/>in this member.</text:span></text:p>
      <text:p text:style-name="P48"><text:span text:style-name="T28"/></text:p>
      <text:p text:style-name="P48"><text:span text:style-name="T28"><text:tab/>int init<text:tab/><text:tab/><text:tab/><text:tab/><text:tab/></text:span><text:span text:style-name="T30">This</text:span><text:span text:style-name="T29"> member is for </text:span><text:span text:style-name="T31">the </text:span><text:span text:style-name="T29">list directory function internal <text:tab/><text:tab/><text:tab/><text:tab/><text:tab/><text:tab/></text:span><text:span text:style-name="T31">functioning</text:span><text:span text:style-name="T29">. Before sdfs_listdir_r is called it must be <text:tab/><text:tab/><text:tab/><text:tab/><text:tab/><text:tab/>se</text:span><text:span text:style-name="T31">t t</text:span><text:span text:style-name="T29">o 0.</text:span></text:p>
      <text:p text:style-name="P42"/>
      <text:p text:style-name="P51">Callbacks</text:p>
      <text:p text:style-name="P51"/>
      <text:p text:style-name="P43">typedef void (*sdfs_lsdir_clbk)(const sdfs_str <text:span text:style-name="T1">ent</text:span>, sdfs_clbkctrl *<text:span text:style-name="T1">ctrl</text:span>)</text:p>
      <text:p text:style-name="P43"><text:tab/></text:p>
      <text:p text:style-name="P44"><text:tab/><text:span text:style-name="T33">This callback is used to retrieve all paths returned by the sdfs_listdir and sdfs_listdir_r <text:tab/>functions. The ent member contains the new path, if is null it means that there is no more <text:tab/>path to retrieve or that an error has occurred. This can be investigated by reading the <text:tab/>sdfs_listdir o sdfs_listdir_r function return. The ctrl member is a pointer to the control <text:tab/>switch that allows the user to stop the listing process. In case of use ctrl pointer to stop the <text:tab/>recursive version -sdfs_listdir_r- it only means to stop the current subtree from being <text:tab/>listing. For a full stop, every callback call should set ctrl to SDFS_CLBKCTRL_STOP and <text:tab/>not only for a particular set of calls, this is, a particular recursion, i.e a specific subtree.</text:span></text:p>
      <text:p text:style-name="P6"/>
      <text:p text:style-name="P6"/>
      <text:p text:style-name="P6"/>
      <text:p text:style-name="P6"/>
      <text:p text:style-name="P6"/>
      <text:p text:style-name="P6"><text:soft-page-break/>Functions</text:p>
      <text:p text:style-name="P6"/>
      <text:p text:style-name="P12">sdfs_err sdfs_mkfile(const sdfs_str <text:span text:style-name="T1">path</text:span>)</text:p>
      <text:p text:style-name="P13"><text:tab/><text:span text:style-name="T7">The sdfs_mkfile function c</text:span>reate<text:span text:style-name="T7">s</text:span> a new file. The first parameter has the destination path. <text:span text:style-name="T7">If <text:tab/>sdfs_mkfile fails, it return one of the following errors:</text:span></text:p>
      <text:p text:style-name="P13"><text:tab/></text:p>
      <text:p text:style-name="P13"><text:tab/>SDFS_FSEACCES<text:span text:style-name="T7">S<text:tab/><text:tab/>The process has not the proper access to create a file in the <text:tab/><text:tab/><text:tab/><text:tab/><text:tab/>destination path.</text:span></text:p>
      <text:p text:style-name="P13"/>
      <text:p text:style-name="P13"><text:tab/>SDFS_FSEEXIST<text:tab/><text:tab/><text:span text:style-name="T8">The file indicated by path already exist.</text:span></text:p>
      <text:p text:style-name="P13"/>
      <text:p text:style-name="P13"><text:tab/>SDFS_FSERROR<text:tab/><text:tab/><text:span text:style-name="T8">This generic error is returned if any other error condition <text:tab/><text:tab/><text:tab/><text:tab/><text:tab/><text:tab/>arise.</text:span></text:p>
      <text:p text:style-name="P13"/>
      <text:p text:style-name="P13"><text:tab/>SDFS_FSSUCCESS<text:tab/><text:tab/><text:span text:style-name="T9">The operation was completed successfully.</text:span></text:p>
      <text:p text:style-name="P13"><text:tab/></text:p>
      <text:p text:style-name="P13"/>
      <text:p text:style-name="P30">sdfs_err sdfs_mkdir(const sdfs_str <text:span text:style-name="T1">path</text:span>)</text:p>
      <text:p text:style-name="P31"><text:tab/><text:span text:style-name="T10">The sdfs_mkdir function creates a new directory. This fist parameter specifies the <text:tab/>destination path. <text:s/>If sdfs_mkfile fails, it return one of the following errors:</text:span></text:p>
      <text:p text:style-name="P31"/>
      <text:p text:style-name="P14"><text:tab/>SDFS_FSEACCES<text:span text:style-name="T7">S<text:tab/><text:tab/>The process has not the proper access to create a file in the <text:tab/><text:tab/><text:tab/><text:tab/><text:tab/>destination path.</text:span></text:p>
      <text:p text:style-name="P31"><text:tab/></text:p>
      <text:p text:style-name="P15"><text:tab/>SDFS_FSEEXIST<text:tab/><text:tab/><text:span text:style-name="T8">The directory indicated by path already exist.</text:span></text:p>
      <text:p text:style-name="P15"/>
      <text:p text:style-name="P16"><text:tab/>SDFS_FSERROR<text:tab/><text:tab/><text:span text:style-name="T8">This generic error is returned if any other error condition <text:tab/><text:tab/><text:tab/><text:tab/><text:tab/><text:tab/>arise.</text:span></text:p>
      <text:p text:style-name="P16"/>
      <text:p text:style-name="P16"><text:tab/>SDFS_FSSUCCESS<text:tab/><text:tab/><text:span text:style-name="T9">The operation was completed successfully.</text:span></text:p>
      <text:p text:style-name="P16"/>
      <text:p text:style-name="P16"/>
      <text:p text:style-name="P16">sdfs_err sdfs_rm<text:span text:style-name="T13">dir</text:span>(const sdfs_str <text:span text:style-name="T1">path</text:span>)</text:p>
      <text:p text:style-name="P16"/>
      <text:p text:style-name="P17"><text:tab/><text:span text:style-name="T11">The sdfs_rmdir function deletes a directory. The first parameter indicates the directory path <text:tab/>to delete. If sdfs_rmdir fails, it return one of the following errors:</text:span></text:p>
      <text:p text:style-name="P32"/>
      <text:p text:style-name="P33"><text:tab/><text:span text:style-name="T6">SDFS_FSEACCESS<text:tab/><text:tab/>The process has not the proper access to delete a directory in <text:tab/><text:tab/><text:tab/><text:tab/><text:tab/>the destination path.</text:span></text:p>
      <text:p text:style-name="P33"><text:tab/></text:p>
      <text:p text:style-name="P18"><text:tab/><text:span text:style-name="T12">SDFS_FSNOENT<text:tab/><text:tab/>The directory to be deleted does not exist.</text:span></text:p>
      <text:p text:style-name="P18"/>
      <text:p text:style-name="P18"><text:tab/>SDFS_FSERROR<text:tab/><text:tab/><text:span text:style-name="T8">This generic error is returned if any other error condition <text:tab/><text:tab/><text:tab/><text:tab/><text:tab/><text:tab/>arise.</text:span></text:p>
      <text:p text:style-name="P18"/>
      <text:p text:style-name="P18"><text:tab/>SDFS_FSSUCCESS<text:tab/><text:tab/><text:span text:style-name="T9">The operation was completed successfully.</text:span></text:p>
      <text:p text:style-name="P18"/>
      <text:p text:style-name="P18"/>
      <text:p text:style-name="P19">sdfs_err sdfs_rmfile(const sdfs_str <text:span text:style-name="T1">path</text:span>)</text:p>
      <text:p text:style-name="P19"/>
      <text:p text:style-name="P19"><text:tab/><text:span text:style-name="T11">The sdfs_rmfile function deletes a file. The first parameter indicates the file path to delete. If <text:tab/>sdfs_rmfile fails, it return one of the following errors:</text:span></text:p>
      <text:p text:style-name="P34"><text:soft-page-break/></text:p>
      <text:p text:style-name="P34"><text:tab/><text:span text:style-name="T6">SDFS_FSEACCESS<text:tab/><text:tab/>The process has not the proper access to delete a file in the <text:tab/><text:tab/><text:tab/><text:tab/><text:tab/>destination path.</text:span></text:p>
      <text:p text:style-name="P34"><text:tab/></text:p>
      <text:p text:style-name="P19"><text:tab/><text:span text:style-name="T12">SDFS_FSNOENT<text:tab/><text:tab/>The file to be deleted does not exist.</text:span></text:p>
      <text:p text:style-name="P19"/>
      <text:p text:style-name="P19"><text:tab/>SDFS_FSERROR<text:tab/><text:tab/><text:span text:style-name="T8">This generic error is returned if any other error condition <text:tab/><text:tab/><text:tab/><text:tab/><text:tab/><text:tab/>arise.</text:span></text:p>
      <text:p text:style-name="P19"/>
      <text:p text:style-name="P19"><text:tab/><text:bookmark-start text:name="__DdeLink__314_2394346794"/>SDFS_FSSUCCESS<text:tab/><text:tab/><text:span text:style-name="T9">The operation was completed successfully.</text:span><text:bookmark-end text:name="__DdeLink__314_2394346794"/></text:p>
      <text:p text:style-name="P19"/>
      <text:p text:style-name="P19"/>
      <text:p text:style-name="P20">sdfs_int64 sdfs_readblk<text:span text:style-name="T16">(const sdfs_str </text:span><text:span text:style-name="T3">path</text:span><text:span text:style-name="T16">, sdfs_buf </text:span><text:span text:style-name="T3">buf</text:span><text:span text:style-name="T16">, sdfs_int64 </text:span><text:span text:style-name="T3">offset</text:span><text:span text:style-name="T16">,</text:span></text:p>
      <text:p text:style-name="P37"><text:s text:c="4"/>sdfs_int64 <text:span text:style-name="T1">len</text:span>)</text:p>
      <text:p text:style-name="P20"/>
      <text:p text:style-name="P20"><text:tab/><text:span text:style-name="T16">The sdfs_readblk function reads a chunk of data from a file. The first parameter specifies the <text:tab/>file to be read. The second parameter is a pointer to char that specifies the buffer where the <text:tab/>chunk will be stored. The third parameter indicates the offset from the beginning. The fourth <text:tab/>parameter indicates the length of the chunk to be read. The return value specifies the actual <text:tab/>number of bytes read, it could be from 0 up to len. It depends how many bytes left in the <text:tab/>file. If an error occurs, it return one of the following errors:</text:span></text:p>
      <text:p text:style-name="P20"/>
      <text:p text:style-name="P20"><text:tab/><text:span text:style-name="T17">SDFS_FSEIO<text:tab/><text:tab/><text:tab/>An input/output error has occurred.</text:span></text:p>
      <text:p text:style-name="P20"><text:tab/></text:p>
      <text:p text:style-name="P21"><text:tab/>SDFS_FSEACCESS<text:tab/><text:tab/>The process has not the proper access to <text:span text:style-name="T18">read</text:span> <text:span text:style-name="T18">the</text:span> <text:span text:style-name="T18">indicated file</text:span>.</text:p>
      <text:p text:style-name="P21"/>
      <text:p text:style-name="P39"><text:tab/>SDFS_FSNOENT<text:tab/><text:tab/>The file to be read does not exist.</text:p>
      <text:p text:style-name="P22"/>
      <text:p text:style-name="P24"><text:tab/>SDFS_FSERROR<text:tab/><text:tab/><text:span text:style-name="T8">This generic error is returned if any other error condition <text:tab/><text:tab/><text:tab/><text:tab/><text:tab/><text:tab/>arise.</text:span></text:p>
      <text:p text:style-name="P24"/>
      <text:p text:style-name="P22"/>
      <text:p text:style-name="P23">sdfs_int64 sdfs_<text:span text:style-name="T19">write</text:span>blk<text:span text:style-name="T16">(const sdfs_str </text:span><text:span text:style-name="T3">path</text:span><text:span text:style-name="T16">, sdfs_buf </text:span><text:span text:style-name="T3">buf</text:span><text:span text:style-name="T16">, sdfs_int64 </text:span><text:span text:style-name="T3">offset</text:span><text:span text:style-name="T16">,</text:span></text:p>
      <text:p text:style-name="P38"><text:s text:c="4"/>sdfs_int64 <text:span text:style-name="T1">len</text:span>)</text:p>
      <text:p text:style-name="P23"/>
      <text:p text:style-name="P26"><text:tab/><text:span text:style-name="T16">The sdfs_writeblk function writes a chunk of data to a file. The first parameter specifies the <text:tab/>file to be written. The second parameter is a pointer to char that specifies the buffer where <text:tab/>the chunk is stored. The third parameter indicates the offset from the beginning. The <text:tab/>fourth <text:tab/>parameter indicates the length of the chunk to be written. The return value specifies <text:tab/>the actual number of written bytes, it could be from 0 up to len. It depends how much free <text:tab/>space is left in the device. If an error occurs, it return one of the following errors:</text:span></text:p>
      <text:p text:style-name="P24"/>
      <text:p text:style-name="P23"><text:tab/><text:span text:style-name="T17">SDFS_FSEIO<text:tab/><text:tab/><text:tab/>An input/output error has occurred.</text:span></text:p>
      <text:p text:style-name="P23"><text:tab/></text:p>
      <text:p text:style-name="P23"><text:tab/>SDFS_FSEACCESS<text:tab/><text:tab/>The process has not the proper access to <text:span text:style-name="T21">write</text:span> <text:span text:style-name="T18">the</text:span> <text:span text:style-name="T18">indicated <text:tab/><text:tab/><text:tab/><text:tab/><text:tab/>file</text:span>.</text:p>
      <text:p text:style-name="P23"/>
      <text:p text:style-name="P40"><text:tab/>SDFS_FSNOENT<text:tab/><text:tab/>The file to be written does not exist.</text:p>
      <text:p text:style-name="P23"/>
      <text:p text:style-name="P25"><text:tab/>SDFS_FSERROR<text:tab/><text:tab/><text:span text:style-name="T8">This generic error is returned if any other error condition <text:tab/><text:tab/><text:tab/><text:tab/><text:tab/><text:tab/>arise.</text:span></text:p>
      <text:p text:style-name="P25"/>
      <text:p text:style-name="P25"><text:soft-page-break/></text:p>
      <text:p text:style-name="P25">sdfs_err sdfs_getstat(const sdfs_str <text:span text:style-name="T1">path</text:span>, sdfs_stat *<text:span text:style-name="T1">stat_obj</text:span>)</text:p>
      <text:p text:style-name="P25"/>
      <text:p text:style-name="P27"><text:tab/><text:span text:style-name="T20">The sdfs_getstat function gets statistics about a file or directory. The first parameter specifies <text:tab/>the file or directory. The second parameter specifies a pointer to a statistic structure in where <text:tab/>the information will be stored. This pointer must point to a buffer large enough to store the <text:tab/>requested information. <text:s/>If an error occurs, it return one of the following errors:</text:span></text:p>
      <text:p text:style-name="P27"/>
      <text:p text:style-name="P28"><text:tab/><text:span text:style-name="T12">SDFS_FSNOENT<text:tab/><text:tab/>The file does not exist.</text:span></text:p>
      <text:p text:style-name="P28"/>
      <text:p text:style-name="P28"><text:tab/>SDFS_FSERROR<text:tab/><text:tab/><text:span text:style-name="T8">This generic error is returned if any other error condition <text:tab/><text:tab/><text:tab/><text:tab/><text:tab/><text:tab/>arise.</text:span></text:p>
      <text:p text:style-name="P29"><text:tab/></text:p>
      <text:p text:style-name="P29"><text:tab/>SDFS_FSSUCCESS<text:tab/><text:tab/><text:span text:style-name="T9">The operation was complet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7T14:36:13.901692135</meta:creation-date>
    <dc:date>2024-01-21T14:45:52.184334644</dc:date>
    <meta:editing-duration>PT7H44M57S</meta:editing-duration>
    <meta:editing-cycles>213</meta:editing-cycles>
    <meta:generator>LibreOffice/6.1.5.2$Linux_X86_64 LibreOffice_project/10$Build-2</meta:generator>
    <meta:document-statistic meta:table-count="0" meta:image-count="0" meta:object-count="0" meta:page-count="5" meta:paragraph-count="80" meta:word-count="993" meta:character-count="6700" meta:non-whitespace-character-count="5555"/>
  </office:meta>
</office:document-meta>
</file>